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2.067cm" fo:break-before="auto" style:use-optimal-row-height="true"/>
    </style:style>
    <style:style style:name="ro8" style:family="table-row">
      <style:table-row-properties style:row-height="1.154cm" fo:break-before="auto" style:use-optimal-row-height="true"/>
    </style:style>
    <style:style style:name="ro9" style:family="table-row">
      <style:table-row-properties style:row-height="2.6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5_12-45-10_000.jpg</text:p>
          </table:table-cell>
          <table:table-cell table:style-name="ce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5_14-55-09_000.jpg</text:p>
          </table:table-cell>
          <table:table-cell table:style-name="ce4" office:value-type="string">
            <text:p>:m RES 1*2 / free# JVEMV6 68#_32:1 / 68. theoretical-physics(tp) / w=x-&gt;⊗y-&gt;;テンソル代数；⊕&lt;n=0,∞&gt;(⊗^n~V);直和因子；テンソル方程式,topics=~,other=math-symbols:https://zenn.dev/wsuzume/articles/b0b3a51cac5d7fe4555b;http://www27.cs.kobe-u.ac.jp/~masa-n/misc/cmc/j-kiso2001/iabasic/jlshort/node34.html,s=~,i=~,doc=r-1-5~2</text:p>
          </table:table-cell>
          <table:table-cell table:style-name="ce4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9" table:formula="of:=IF([.E3]=&quot;&quot;;[.C3];CONCATENATE([.C3];&quot; / &quot;;[.E3]))" office:value-type="string" office:string-value=":m RES 1*2 / free# JVEMV6 68#_32:1 / 68. theoretical-physics(tp) / w=x-&gt;⊗y-&gt;;テンソル代数；⊕&lt;n=0,∞&gt;(⊗^n~V);直和因子；テンソル方程式,topics=~,other=math-symbols:https://zenn.dev/wsuzume/articles/b0b3a51cac5d7fe4555b;http://www27.cs.kobe-u.ac.jp/~masa-n/misc/cmc/j-kiso2001/iabasic/jlshort/node34.html,s=~,i=~,doc=r-1-5~2">
            <text:p>:m RES 1*2 / free# JVEMV6 68#_32:1 / 68. theoretical-physics(tp) / w=x-&gt;⊗y-&gt;;テンソル代数；⊕&lt;n=0,∞&gt;(⊗^n~V);直和因子；テンソル方程式,topics=~,other=math-symbols:https://zenn.dev/wsuzume/articles/b0b3a51cac5d7fe4555b;http://www27.cs.kobe-u.ac.jp/~masa-n/misc/cmc/j-kiso2001/iabasic/jlshort/node34.html,s=~,i=~,doc=r-1-5~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5_14-55-43_000.jpg</text:p>
          </table:table-cell>
          <table:table-cell table:style-name="ce19" office:value-type="string">
            <text:p>:m RES 2*2 / free# JVEMV6 68#_32:1 / 68. theoretical-physics(tp) / w=(F_i=(d/dt)m*v_i);,topics=~,other=~,s=~,i=~,doc=r-1-5~2</text:p>
          </table:table-cell>
          <table:table-cell table:style-name="ce19"/>
          <table:table-cell table:style-name="ce4"/>
          <table:table-cell table:style-name="ce4" office:value-type="string">
            <text:p>N-35-35-28.752136 E-139-34-48.940429</text:p>
          </table:table-cell>
          <table:table-cell table:style-name="ce39" table:formula="of:=IF([.E4]=&quot;&quot;;[.C4];CONCATENATE([.C4];&quot; / &quot;;[.E4]))" office:value-type="string" office:string-value=":m RES 2*2 / free# JVEMV6 68#_32:1 / 68. theoretical-physics(tp) / w=(F_i=(d/dt)m*v_i);,topics=~,other=~,s=~,i=~,doc=r-1-5~2">
            <text:p>:m RES 2*2 / free# JVEMV6 68#_32:1 / 68. theoretical-physics(tp) / w=(F_i=(d/dt)m*v_i);,topics=~,other=~,s=~,i=~,doc=r-1-5~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5_15-46-18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指示書</text:p>
          </table:table-cell>
          <table:table-cell table:style-name="ce8"/>
          <table:table-cell table:style-name="ce4"/>
          <table:table-cell table:style-name="ce4"/>
          <table:table-cell table:style-name="ce39" table:formula="of:=IF([.E5]=&quot;&quot;;[.C5];CONCATENATE([.C5];&quot; / &quot;;[.E5]))" office:value-type="string" office:string-value=":m 東和 PHOTO / 210706tu / 田町駅 / 芝浦一丁目プロジェクト / ２名（斎藤建二さん） / 栗原設備（鈴縫工業） / 指示書">
            <text:p>:m 東和 PHOTO / 210706tu / 田町駅 / 芝浦一丁目プロジェクト / ２名（斎藤建二さん） / 栗原設備（鈴縫工業） / 指示書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5_15-46-23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指示書</text:p>
          </table:table-cell>
          <table:table-cell table:style-name="ce8"/>
          <table:table-cell table:style-name="ce4"/>
          <table:table-cell table:style-name="ce4"/>
          <table:table-cell table:style-name="ce39" table:formula="of:=IF([.E6]=&quot;&quot;;[.C6];CONCATENATE([.C6];&quot; / &quot;;[.E6]))" office:value-type="string" office:string-value=":m 東和 PHOTO / 210706tu / 田町駅 / 芝浦一丁目プロジェクト / ２名（斎藤建二さん） / 栗原設備（鈴縫工業） / 指示書">
            <text:p>:m 東和 PHOTO / 210706tu / 田町駅 / 芝浦一丁目プロジェクト / ２名（斎藤建二さん） / 栗原設備（鈴縫工業） / 指示書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5_15-46-28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指示書</text:p>
          </table:table-cell>
          <table:table-cell table:style-name="ce8"/>
          <table:table-cell table:style-name="ce4"/>
          <table:table-cell table:style-name="ce4"/>
          <table:table-cell table:style-name="ce39" table:formula="of:=IF([.E7]=&quot;&quot;;[.C7];CONCATENATE([.C7];&quot; / &quot;;[.E7]))" office:value-type="string" office:string-value=":m 東和 PHOTO / 210706tu / 田町駅 / 芝浦一丁目プロジェクト / ２名（斎藤建二さん） / 栗原設備（鈴縫工業） / 指示書">
            <text:p>:m 東和 PHOTO / 210706tu / 田町駅 / 芝浦一丁目プロジェクト / ２名（斎藤建二さん） / 栗原設備（鈴縫工業） / 指示書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5_15-46-34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指示書</text:p>
          </table:table-cell>
          <table:table-cell table:style-name="ce8"/>
          <table:table-cell table:style-name="ce4"/>
          <table:table-cell table:style-name="ce4"/>
          <table:table-cell table:style-name="ce39" table:formula="of:=IF([.E8]=&quot;&quot;;[.C8];CONCATENATE([.C8];&quot; / &quot;;[.E8]))" office:value-type="string" office:string-value=":m 東和 PHOTO / 210706tu / 田町駅 / 芝浦一丁目プロジェクト / ２名（斎藤建二さん） / 栗原設備（鈴縫工業） / 指示書">
            <text:p>:m 東和 PHOTO / 210706tu / 田町駅 / 芝浦一丁目プロジェクト / ２名（斎藤建二さん） / 栗原設備（鈴縫工業） / 指示書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05_16-33-36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資料：交通</text:p>
          </table:table-cell>
          <table:table-cell table:style-name="ce8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9" table:formula="of:=IF([.E9]=&quot;&quot;;[.C9];CONCATENATE([.C9];&quot; / &quot;;[.E9]))" office:value-type="string" office:string-value=":m 東和 PHOTO / 210706tu / 田町駅 / 芝浦一丁目プロジェクト / ２名（斎藤建二さん） / 栗原設備（鈴縫工業） / 資料：交通">
            <text:p>:m 東和 PHOTO / 210706tu / 田町駅 / 芝浦一丁目プロジェクト / ２名（斎藤建二さん） / 栗原設備（鈴縫工業） / 資料：交通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05_16-34-07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資料：スケジュール</text:p>
          </table:table-cell>
          <table:table-cell table:style-name="ce8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9" table:formula="of:=IF([.E10]=&quot;&quot;;[.C10];CONCATENATE([.C10];&quot; / &quot;;[.E10]))" office:value-type="string" office:string-value=":m 東和 PHOTO / 210706tu / 田町駅 / 芝浦一丁目プロジェクト / ２名（斎藤建二さん） / 栗原設備（鈴縫工業） / 資料：スケジュール">
            <text:p>:m 東和 PHOTO / 210706tu / 田町駅 / 芝浦一丁目プロジェクト / ２名（斎藤建二さん） / 栗原設備（鈴縫工業） / 資料：スケジュール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05_16-34-22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資料：天気</text:p>
          </table:table-cell>
          <table:table-cell table:style-name="ce8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9" table:formula="of:=IF([.E11]=&quot;&quot;;[.C11];CONCATENATE([.C11];&quot; / &quot;;[.E11]))" office:value-type="string" office:string-value=":m 東和 PHOTO / 210706tu / 田町駅 / 芝浦一丁目プロジェクト / ２名（斎藤建二さん） / 栗原設備（鈴縫工業） / 資料：天気">
            <text:p>:m 東和 PHOTO / 210706tu / 田町駅 / 芝浦一丁目プロジェクト / ２名（斎藤建二さん） / 栗原設備（鈴縫工業） / 資料：天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05_16-38-15_000.jpg</text:p>
          </table:table-cell>
          <table:table-cell table:style-name="ce8" office:value-type="string">
            <text:p>:m 東和 PHOTO / 210706tu / 田町駅 / 芝浦一丁目プロジェクト / ２名（斎藤建二さん） / 栗原設備（鈴縫工業） / 資料：地図、マップ</text:p>
          </table:table-cell>
          <table:table-cell table:style-name="ce8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9" table:formula="of:=IF([.E12]=&quot;&quot;;[.C12];CONCATENATE([.C12];&quot; / &quot;;[.E12]))" office:value-type="string" office:string-value=":m 東和 PHOTO / 210706tu / 田町駅 / 芝浦一丁目プロジェクト / ２名（斎藤建二さん） / 栗原設備（鈴縫工業） / 資料：地図、マップ">
            <text:p>:m 東和 PHOTO / 210706tu / 田町駅 / 芝浦一丁目プロジェクト / ２名（斎藤建二さん） / 栗原設備（鈴縫工業） / 資料：地図、マッ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05_16-40-23_000.jpg</text:p>
          </table:table-cell>
          <table:table-cell table:style-name="ce19" office:value-type="string">
            <text:p>:m 東和 PHOTO / 210706tu / 田町駅 / 芝浦一丁目プロジェクト / ２名（斎藤建二さん） / 栗原設備（鈴縫工業） / 資料：地図、マップ：ストリート</text:p>
          </table:table-cell>
          <table:table-cell table:style-name="ce19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9" table:formula="of:=IF([.E13]=&quot;&quot;;[.C13];CONCATENATE([.C13];&quot; / &quot;;[.E13]))" office:value-type="string" office:string-value=":m 東和 PHOTO / 210706tu / 田町駅 / 芝浦一丁目プロジェクト / ２名（斎藤建二さん） / 栗原設備（鈴縫工業） / 資料：地図、マップ：ストリート">
            <text:p>:m 東和 PHOTO / 210706tu / 田町駅 / 芝浦一丁目プロジェクト / ２名（斎藤建二さん） / 栗原設備（鈴縫工業） / 資料：地図、マップ：ストリート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05_16-55-15_000.jpg</text:p>
          </table:table-cell>
          <table:table-cell table:style-name="ce8" office:value-type="string">
            <text:p>:PHOTO 記録 / @自室 / subject=イヤホン：使用 / for== / occasion=開始,other=color:紫</text:p>
          </table:table-cell>
          <table:table-cell table:style-name="ce8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9" table:formula="of:=IF([.E14]=&quot;&quot;;[.C14];CONCATENATE([.C14];&quot; / &quot;;[.E14]))" office:value-type="string" office:string-value=":PHOTO 記録 / @自室 / subject=イヤホン：使用 / for== / occasion=開始,other=color:紫">
            <text:p>:PHOTO 記録 / @自室 / subject=イヤホン：使用 / for== / occasion=開始,other=color:紫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05_20-46-03_000.jpg</text:p>
          </table:table-cell>
          <table:table-cell table:style-name="ce19" office:value-type="string">
            <text:p>:m 食べた物</text:p>
          </table:table-cell>
          <table:table-cell table:style-name="ce8"/>
          <table:table-cell table:style-name="ce4"/>
          <table:table-cell table:style-name="ce4" office:value-type="string">
            <text:p>N-35-35-28.340148 E-139-34-49.324951</text:p>
          </table:table-cell>
          <table:table-cell table:style-name="ce39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05_21-58-05_000.jpg</text:p>
          </table:table-cell>
          <table:table-cell table:style-name="ce8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8"/>
          <table:table-cell table:style-name="ce4"/>
          <table:table-cell table:style-name="ce4" office:value-type="string">
            <text:p>N-35-35-28.62854 E-139-34-48.885498</text:p>
          </table:table-cell>
          <table:table-cell table:style-name="ce39" table:formula="of:=IF([.E16]=&quot;&quot;;[.C16];CONCATENATE([.C16];&quot; / &quot;;[.E16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05_22-28-25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m :PHOTO 寝た時刻 / 2021">
            <text:p>:m :PHOTO 寝た時刻 / 202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05_23-12-19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m :PHOTO 起きた時刻（夜中） / 2021">
            <text:p>:m :PHOTO 起きた時刻（夜中） / 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06_00-57-38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518676 E-139-34-49.654541</text:p>
          </table:table-cell>
          <table:table-cell table:style-name="ce39" table:formula="of:=IF([.E19]=&quot;&quot;;[.C19];CONCATENATE([.C19];&quot; / &quot;;[.E19]))" office:value-type="string" office:string-value=":m :PHOTO 起きた時刻（夜中） / 2021">
            <text:p>:m :PHOTO 起きた時刻（夜中） / 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06_03-02-4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9" table:formula="of:=IF([.E20]=&quot;&quot;;[.C20];CONCATENATE([.C20];&quot; / &quot;;[.E20]))" office:value-type="string" office:string-value=":m :PHOTO 起きた時刻（夜中） / 2021">
            <text:p>:m :PHOTO 起きた時刻（夜中） / 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06_04-03-5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546142 E-139-34-49.434814</text:p>
          </table:table-cell>
          <table:table-cell table:style-name="ce39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06_04-21-51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9.067993 E-139-34-49.654541</text:p>
          </table:table-cell>
          <table:table-cell table:style-name="ce39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06_05-17-08_000.jpg</text:p>
          </table:table-cell>
          <table:table-cell table:style-name="ce19" office:value-type="string">
            <text:p>:m 東和 PHOTO / 210706tu / 田町駅 / 芝浦一丁目プロジェクト / ２名（斎藤建二さん） / 栗原設備（鈴縫工業） / 出発時間 / N-35-35-28.271484 E-139-34-49.98413</text:p>
          </table:table-cell>
          <table:table-cell table:style-name="ce19"/>
          <table:table-cell table:style-name="ce4" table:formula="of:=[.F23]" office:value-type="string" office:string-value="N-35-35-28.271484 E-139-34-49.98413">
            <text:p>N-35-35-28.271484 E-139-34-49.98413</text:p>
          </table:table-cell>
          <table:table-cell table:style-name="ce4" office:value-type="string">
            <text:p>N-35-35-28.271484 E-139-34-49.98413</text:p>
          </table:table-cell>
          <table:table-cell table:style-name="ce39" table:formula="of:=IF([.E23]=&quot;&quot;;[.C23];CONCATENATE([.C23];&quot; / &quot;;[.E23]))" office:value-type="string" office:string-value=":m 東和 PHOTO / 210706tu / 田町駅 / 芝浦一丁目プロジェクト / ２名（斎藤建二さん） / 栗原設備（鈴縫工業） / 出発時間 / N-35-35-28.271484 E-139-34-49.98413 / N-35-35-28.271484 E-139-34-49.98413">
            <text:p>:m 東和 PHOTO / 210706tu / 田町駅 / 芝浦一丁目プロジェクト / ２名（斎藤建二さん） / 栗原設備（鈴縫工業） / 出発時間 / N-35-35-28.271484 E-139-34-49.98413 / N-35-35-28.271484 E-139-34-49.9841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7-06_06-56-26_000.jpg</text:p>
          </table:table-cell>
          <table:table-cell table:style-name="ce19" office:value-type="string">
            <text:p>:m 東和 PHOTO / 210706tu / 田町駅 / 芝浦一丁目プロジェクト / ２名（斎藤建二さん） / 栗原設備（鈴縫工業） / 現場状況 / N-35-38-48.552246 E-139-45-10.491943</text:p>
          </table:table-cell>
          <table:table-cell table:style-name="ce19"/>
          <table:table-cell table:style-name="ce4" table:formula="of:=[.F24]" office:value-type="string" office:string-value="N-35-38-48.552246 E-139-45-10.491943">
            <text:p>N-35-38-48.552246 E-139-45-10.491943</text:p>
          </table:table-cell>
          <table:table-cell table:style-name="ce4" office:value-type="string">
            <text:p>N-35-38-48.552246 E-139-45-10.491943</text:p>
          </table:table-cell>
          <table:table-cell table:style-name="ce39" table:formula="of:=IF([.E24]=&quot;&quot;;[.C24];CONCATENATE([.C24];&quot; / &quot;;[.E24]))" office:value-type="string" office:string-value=":m 東和 PHOTO / 210706tu / 田町駅 / 芝浦一丁目プロジェクト / ２名（斎藤建二さん） / 栗原設備（鈴縫工業） / 現場状況 / N-35-38-48.552246 E-139-45-10.491943 / N-35-38-48.552246 E-139-45-10.491943">
            <text:p>:m 東和 PHOTO / 210706tu / 田町駅 / 芝浦一丁目プロジェクト / ２名（斎藤建二さん） / 栗原設備（鈴縫工業） / 現場状況 / N-35-38-48.552246 E-139-45-10.491943 / N-35-38-48.552246 E-139-45-10.49194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7-06_06-56-34_000.jpg</text:p>
          </table:table-cell>
          <table:table-cell table:style-name="ce19" office:value-type="string">
            <text:p>:m 東和 PHOTO / 210706tu / 田町駅 / 芝浦一丁目プロジェクト / ２名（斎藤建二さん） / 栗原設備（鈴縫工業） / 現場状況 / N-35-38-48.552246 E-139-45-10.491943</text:p>
          </table:table-cell>
          <table:table-cell table:style-name="ce19"/>
          <table:table-cell table:style-name="ce4" table:formula="of:=[.F25]" office:value-type="string" office:string-value="N-35-38-48.552246 E-139-45-10.491943">
            <text:p>N-35-38-48.552246 E-139-45-10.491943</text:p>
          </table:table-cell>
          <table:table-cell table:style-name="ce4" office:value-type="string">
            <text:p>N-35-38-48.552246 E-139-45-10.491943</text:p>
          </table:table-cell>
          <table:table-cell table:style-name="ce39" table:formula="of:=IF([.E25]=&quot;&quot;;[.C25];CONCATENATE([.C25];&quot; / &quot;;[.E25]))" office:value-type="string" office:string-value=":m 東和 PHOTO / 210706tu / 田町駅 / 芝浦一丁目プロジェクト / ２名（斎藤建二さん） / 栗原設備（鈴縫工業） / 現場状況 / N-35-38-48.552246 E-139-45-10.491943 / N-35-38-48.552246 E-139-45-10.491943">
            <text:p>:m 東和 PHOTO / 210706tu / 田町駅 / 芝浦一丁目プロジェクト / ２名（斎藤建二さん） / 栗原設備（鈴縫工業） / 現場状況 / N-35-38-48.552246 E-139-45-10.491943 / N-35-38-48.552246 E-139-45-10.49194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7-06_17-43-41_000.jpg</text:p>
          </table:table-cell>
          <table:table-cell table:style-name="ce8" office:value-type="string">
            <text:p>:PHOTO 記録 / PC画面 / subject=install,インストール / to=pc,what=panda3d</text:p>
          </table:table-cell>
          <table:table-cell table:style-name="ce17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9" table:formula="of:=IF([.E26]=&quot;&quot;;[.C26];CONCATENATE([.C26];&quot; / &quot;;[.E26]))" office:value-type="string" office:string-value=":PHOTO 記録 / PC画面 / subject=install,インストール / to=pc,what=panda3d">
            <text:p>:PHOTO 記録 / PC画面 / subject=install,インストール / to=pc,what=panda3d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7-06_17-49-09_000.jpg</text:p>
          </table:table-cell>
          <table:table-cell table:style-name="ce8" office:value-type="string">
            <text:p>:PHOTO 記録 / PC画面 / subject=install,インストール / to=pc,what=panda3d</text:p>
          </table:table-cell>
          <table:table-cell table:style-name="ce20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9" table:formula="of:=IF([.E27]=&quot;&quot;;[.C27];CONCATENATE([.C27];&quot; / &quot;;[.E27]))" office:value-type="string" office:string-value=":PHOTO 記録 / PC画面 / subject=install,インストール / to=pc,what=panda3d">
            <text:p>:PHOTO 記録 / PC画面 / subject=install,インストール / to=pc,what=panda3d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7-06_21-02-0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42272 E-139-34-49.160156</text:p>
          </table:table-cell>
          <table:table-cell table:style-name="ce39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7-06_23-25-01_000.jpg</text:p>
          </table:table-cell>
          <table:table-cell table:style-name="ce8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20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9" table:formula="of:=IF([.E29]=&quot;&quot;;[.C29];CONCATENATE([.C29];&quot; / &quot;;[.E29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7-07_00-51-24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9" table:formula="of:=IF([.E30]=&quot;&quot;;[.C30];CONCATENATE([.C30];&quot; / &quot;;[.E30]))" office:value-type="string" office:string-value=":m :PHOTO 寝た時刻 / 2021">
            <text:p>:m :PHOTO 寝た時刻 / 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7-07_04-13-50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9" table:formula="of:=IF([.E31]=&quot;&quot;;[.C31];CONCATENATE([.C31];&quot; / &quot;;[.E31]))" office:value-type="string" office:string-value=":m :PHOTO 起きた時刻 / 2021">
            <text:p>:m :PHOTO 起きた時刻 / 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7-07_07-16-45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9.205322 E-139-34-49.819335</text:p>
          </table:table-cell>
          <table:table-cell table:style-name="ce39" table:formula="of:=IF([.E32]=&quot;&quot;;[.C32];CONCATENATE([.C32];&quot; / &quot;;[.E3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38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9"/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9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9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8"/>
          <table:table-cell table:number-columns-repeated="3"/>
          <table:table-cell table:style-name="ce39"/>
          <table:table-cell table:number-columns-repeated="1017"/>
        </table:table-row>
        <table:table-row table:style-name="ro4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2021/07/07</text:date>, <text:time>08:5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7T08:51:56.11</dc:date>
    <dc:creator>iwabuchi ken</dc:creator>
    <meta:editing-duration>P34DT23H45M35S</meta:editing-duration>
    <meta:editing-cycles>12887</meta:editing-cycles>
    <meta:document-statistic meta:table-count="1" meta:cell-count="409" meta:object-count="0"/>
  </office:meta>
</office:document-meta>
</file>